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9.18mm"/>
    </style:style>
    <style:style style:name="co2" style:family="table-column">
      <style:table-column-properties fo:break-before="auto" style:column-width="16.09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14.45mm"/>
    </style:style>
    <style:style style:name="co6" style:family="table-column">
      <style:table-column-properties fo:break-before="auto" style:column-width="21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ff66"/>
    </style:style>
  </office:automatic-styles>
  <office:body>
    <office:spreadsheet>
      <table:table table:name="h2020deathst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umProj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intermediate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ew_org_id</text:p>
          </table:table-cell>
        </table:table-row>
        <table:table-row table:style-name="ro1">
          <table:table-cell table:style-name="ce1" office:value-type="string" calcext:value-type="string">
            <text:p>CENTRE NATIONAL DE LA RECHERCHE SCIENTIFIQUE</text:p>
          </table:table-cell>
          <table:table-cell office:value-type="float" office:value="350" calcext:value-type="float">
            <text:p>350</text:p>
          </table:table-cell>
          <table:table-cell office:value-type="float" office:value="457" calcext:value-type="float">
            <text:p>4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</text:p>
          </table:table-cell>
          <table:table-cell office:value-type="float" office:value="999997930" calcext:value-type="float">
            <text:p>999997930</text:p>
          </table:table-cell>
        </table:table-row>
        <table:table-row table:style-name="ro1">
          <table:table-cell table:style-name="ce1" office:value-type="string" calcext:value-type="string">
            <text:p>FRAUNHOFER GESELLSCHAFT ZUR FORDERUNG DER ANGEWANDTEN FORSCHUNG EV</text:p>
          </table:table-cell>
          <table:table-cell office:value-type="float" office:value="284" calcext:value-type="float">
            <text:p>284</text:p>
          </table:table-cell>
          <table:table-cell office:value-type="float" office:value="471" calcext:value-type="float">
            <text:p>47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</text:p>
          </table:table-cell>
          <table:table-cell office:value-type="float" office:value="999984059" calcext:value-type="float">
            <text:p>999984059</text:p>
          </table:table-cell>
        </table:table-row>
        <table:table-row table:style-name="ro1">
          <table:table-cell table:style-name="ce2" office:value-type="string" calcext:value-type="string">
            <text:p>THE CHANCELLOR, MASTERS AND SCHOLARS OF THE UNIVERSITY OF CAMBRIDGE</text:p>
          </table:table-cell>
          <table:table-cell office:value-type="float" office:value="185" calcext:value-type="float">
            <text:p>18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K</text:p>
          </table:table-cell>
          <table:table-cell office:value-type="float" office:value="999977172" calcext:value-type="float">
            <text:p>999977172</text:p>
          </table:table-cell>
        </table:table-row>
        <table:table-row table:style-name="ro1">
          <table:table-cell table:style-name="ce1" office:value-type="string" calcext:value-type="string">
            <text:p>COMMISSARIAT A L ENERGIE ATOMIQUE ET AUX ENERGIES ALTERNATIVES</text:p>
          </table:table-cell>
          <table:table-cell office:value-type="float" office:value="171" calcext:value-type="float">
            <text:p>171</text:p>
          </table:table-cell>
          <table:table-cell office:value-type="float" office:value="363" calcext:value-type="float">
            <text:p>3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</text:p>
          </table:table-cell>
          <table:table-cell office:value-type="float" office:value="999992401" calcext:value-type="float">
            <text:p>999992401</text:p>
          </table:table-cell>
        </table:table-row>
        <table:table-row table:style-name="ro1">
          <table:table-cell table:style-name="ce1" office:value-type="string" calcext:value-type="string">
            <text:p>THE CHANCELLOR, MASTERS AND SCHOLARS OF THE UNIVERSITY OF OXFORD</text:p>
          </table:table-cell>
          <table:table-cell office:value-type="float" office:value="169" calcext:value-type="float">
            <text:p>169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K</text:p>
          </table:table-cell>
          <table:table-cell office:value-type="float" office:value="999984350" calcext:value-type="float">
            <text:p>999984350</text:p>
          </table:table-cell>
        </table:table-row>
        <table:table-row table:style-name="ro1">
          <table:table-cell table:style-name="ce2" office:value-type="string" calcext:value-type="string">
            <text:p>UNIVERSITY COLLEGE LONDON</text:p>
          </table:table-cell>
          <table:table-cell office:value-type="float" office:value="168" calcext:value-type="float">
            <text:p>168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K</text:p>
          </table:table-cell>
          <table:table-cell office:value-type="float" office:value="999975620" calcext:value-type="float">
            <text:p>999975620</text:p>
          </table:table-cell>
        </table:table-row>
        <table:table-row table:style-name="ro1">
          <table:table-cell table:style-name="ce2" office:value-type="string" calcext:value-type="string">
            <text:p>AGENCIA ESTATAL CONSEJO SUPERIOR DE INVESTIGACIONES CIENTIFICAS</text:p>
          </table:table-cell>
          <table:table-cell office:value-type="float" office:value="158" calcext:value-type="float">
            <text:p>158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</text:p>
          </table:table-cell>
          <table:table-cell office:value-type="float" office:value="999991722" calcext:value-type="float">
            <text:p>999991722</text:p>
          </table:table-cell>
        </table:table-row>
        <table:table-row table:style-name="ro1">
          <table:table-cell table:style-name="ce1" office:value-type="string" calcext:value-type="string">
            <text:p>MAX PLANCK GESELLSCHAFT ZUR FOERDERUNG DER WISSENSCHAFTEN E.V.</text:p>
          </table:table-cell>
          <table:table-cell office:value-type="float" office:value="151" calcext:value-type="float">
            <text:p>151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</text:p>
          </table:table-cell>
          <table:table-cell office:value-type="float" office:value="999990267" calcext:value-type="float">
            <text:p>999990267</text:p>
          </table:table-cell>
        </table:table-row>
        <table:table-row table:style-name="ro1">
          <table:table-cell table:style-name="ce1" office:value-type="string" calcext:value-type="string">
            <text:p>IMPERIAL COLLEGE OF SCIENCE TECHNOLOGY AND MEDICINE</text:p>
          </table:table-cell>
          <table:table-cell office:value-type="float" office:value="147" calcext:value-type="float">
            <text:p>147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K</text:p>
          </table:table-cell>
          <table:table-cell office:value-type="float" office:value="999993468" calcext:value-type="float">
            <text:p>999993468</text:p>
          </table:table-cell>
        </table:table-row>
        <table:table-row table:style-name="ro1">
          <table:table-cell table:style-name="ce1" office:value-type="string" calcext:value-type="string">
            <text:p>CONSIGLIO NAZIONALE DELLE RICERCHE</text:p>
          </table:table-cell>
          <table:table-cell office:value-type="float" office:value="141" calcext:value-type="float">
            <text:p>141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</text:p>
          </table:table-cell>
          <table:table-cell office:value-type="float" office:value="999979500" calcext:value-type="float">
            <text:p>999979500</text:p>
          </table:table-cell>
        </table:table-row>
        <table:table-row table:style-name="ro1">
          <table:table-cell table:style-name="ce2" office:value-type="string" calcext:value-type="string">
            <text:p>TECHNISCHE UNIVERSITEIT DELFT</text:p>
          </table:table-cell>
          <table:table-cell office:value-type="float" office:value="105" calcext:value-type="float">
            <text:p>105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L</text:p>
          </table:table-cell>
          <table:table-cell office:value-type="float" office:value="999977366" calcext:value-type="float">
            <text:p>999977366</text:p>
          </table:table-cell>
        </table:table-row>
        <table:table-row table:style-name="ro1">
          <table:table-cell table:style-name="ce1" office:value-type="string" calcext:value-type="string">
            <text:p>EIDGENOESSISCHE TECHNISCHE HOCHSCHULE ZUERICH</text:p>
          </table:table-cell>
          <table:table-cell office:value-type="float" office:value="97" calcext:value-type="float">
            <text:p>97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</text:p>
          </table:table-cell>
          <table:table-cell office:value-type="float" office:value="999979015" calcext:value-type="float">
            <text:p>999979015</text:p>
          </table:table-cell>
        </table:table-row>
        <table:table-row table:style-name="ro1">
          <table:table-cell table:style-name="ce1" office:value-type="string" calcext:value-type="string">
            <text:p>THE UNIVERSITY OF MANCHESTER</text:p>
          </table:table-cell>
          <table:table-cell office:value-type="float" office:value="88" calcext:value-type="float">
            <text:p>88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K</text:p>
          </table:table-cell>
          <table:table-cell office:value-type="float" office:value="999903840" calcext:value-type="float">
            <text:p>999903840</text:p>
          </table:table-cell>
        </table:table-row>
        <table:table-row table:style-name="ro1">
          <table:table-cell table:style-name="ce2" office:value-type="string" calcext:value-type="string">
            <text:p>Teknologian tutkimuskeskus VTT Oy</text:p>
          </table:table-cell>
          <table:table-cell office:value-type="float" office:value="87" calcext:value-type="float">
            <text:p>87</text:p>
          </table:table-cell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</text:p>
          </table:table-cell>
          <table:table-cell office:value-type="float" office:value="932760440" calcext:value-type="float">
            <text:p>932760440</text:p>
          </table:table-cell>
        </table:table-row>
        <table:table-row table:style-name="ro1">
          <table:table-cell table:style-name="ce1" office:value-type="string" calcext:value-type="string">
            <text:p>POLITECNICO DI MILANO</text:p>
          </table:table-cell>
          <table:table-cell office:value-type="float" office:value="86" calcext:value-type="float">
            <text:p>86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</text:p>
          </table:table-cell>
          <table:table-cell office:value-type="float" office:value="999879881" calcext:value-type="float">
            <text:p>999879881</text:p>
          </table:table-cell>
        </table:table-row>
        <table:table-row table:style-name="ro1">
          <table:table-cell table:style-name="ce1" office:value-type="string" calcext:value-type="string">
            <text:p>DANMARKS TEKNISKE UNIVERSITET</text:p>
          </table:table-cell>
          <table:table-cell office:value-type="float" office:value="84" calcext:value-type="float">
            <text:p>84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K</text:p>
          </table:table-cell>
          <table:table-cell office:value-type="float" office:value="999990655" calcext:value-type="float">
            <text:p>999990655</text:p>
          </table:table-cell>
        </table:table-row>
        <table:table-row table:style-name="ro1">
          <table:table-cell table:style-name="ce1" office:value-type="string" calcext:value-type="string">
            <text:p>ECOLE POLYTECHNIQUE FEDERALE DE LAUSANNE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</text:p>
          </table:table-cell>
          <table:table-cell office:value-type="float" office:value="999973971" calcext:value-type="float">
            <text:p>999973971</text:p>
          </table:table-cell>
        </table:table-row>
        <table:table-row table:style-name="ro1">
          <table:table-cell table:style-name="ce1" office:value-type="string" calcext:value-type="string">
            <text:p>TECHNISCHE UNIVERSITAET MUENCHEN</text:p>
          </table:table-cell>
          <table:table-cell office:value-type="float" office:value="72" calcext:value-type="float">
            <text:p>7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</text:p>
          </table:table-cell>
          <table:table-cell office:value-type="float" office:value="999977463" calcext:value-type="float">
            <text:p>999977463</text:p>
          </table:table-cell>
        </table:table-row>
        <table:table-row table:style-name="ro1">
          <table:table-cell table:style-name="ce3" office:value-type="string" calcext:value-type="string">
            <text:p>FOUNDATION FOR RESEARCH AND TECHNOLOGY HELLAS</text:p>
          </table:table-cell>
          <table:table-cell office:value-type="float" office:value="70" calcext:value-type="float">
            <text:p>70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</text:p>
          </table:table-cell>
          <table:table-cell office:value-type="float" office:value="999995893" calcext:value-type="float">
            <text:p>999995893</text:p>
          </table:table-cell>
        </table:table-row>
        <table:table-row table:style-name="ro1">
          <table:table-cell office:value-type="string" calcext:value-type="string">
            <text:p>KARLSRUHER INSTITUT FUER TECHNOLOGIE</text:p>
          </table:table-cell>
          <table:table-cell office:value-type="float" office:value="69" calcext:value-type="float">
            <text:p>69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</text:p>
          </table:table-cell>
          <table:table-cell office:value-type="float" office:value="990797674" calcext:value-type="float">
            <text:p>990797674</text:p>
          </table:table-cell>
        </table:table-row>
        <table:table-row table:style-name="ro1">
          <table:table-cell table:style-name="ce1" office:value-type="string" calcext:value-type="string">
            <text:p>KAROLINSKA INSTITUTET</text:p>
          </table:table-cell>
          <table:table-cell office:value-type="float" office:value="69" calcext:value-type="float">
            <text:p>69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</text:p>
          </table:table-cell>
          <table:table-cell office:value-type="float" office:value="999978530" calcext:value-type="float">
            <text:p>999978530</text:p>
          </table:table-cell>
        </table:table-row>
        <table:table-row table:style-name="ro1">
          <table:table-cell table:style-name="ce3" office:value-type="string" calcext:value-type="string">
            <text:p>TECHNISCHE UNIVERSITAET DRESDEN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</text:p>
          </table:table-cell>
          <table:table-cell office:value-type="float" office:value="999897729" calcext:value-type="float">
            <text:p>999897729</text:p>
          </table:table-cell>
        </table:table-row>
        <table:table-row table:style-name="ro1">
          <table:table-cell table:style-name="ce4" office:value-type="string" calcext:value-type="string">
            <text:p>STICHTING KATHOLIEKE UNIVERSITEIT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L</text:p>
          </table:table-cell>
          <table:table-cell office:value-type="float" office:value="999992110" calcext:value-type="float">
            <text:p>999992110</text:p>
          </table:table-cell>
        </table:table-row>
        <table:table-row table:style-name="ro1">
          <table:table-cell table:style-name="ce5" office:value-type="string" calcext:value-type="string">
            <text:p>CHALMERS TEKNISKA HOEGSKOLA AB</text:p>
          </table:table-cell>
          <table:table-cell office:value-type="float" office:value="59" calcext:value-type="float">
            <text:p>59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999980373" calcext:value-type="float">
            <text:p>999980373</text:p>
          </table:table-cell>
        </table:table-row>
        <table:table-row table:style-name="ro1">
          <table:table-cell table:style-name="ce1" office:value-type="string" calcext:value-type="string">
            <text:p>RHEINISCH-WESTFAELISCHE TECHNISCHE HOCHSCHULE AACHEN</text:p>
          </table:table-cell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</text:p>
          </table:table-cell>
          <table:table-cell office:value-type="float" office:value="999983962" calcext:value-type="float">
            <text:p>999983962</text:p>
          </table:table-cell>
        </table:table-row>
        <table:table-row table:style-name="ro1">
          <table:table-cell office:value-type="string" calcext:value-type="string">
            <text:p>TECHNISCHE UNIVERSITAET WIEN</text:p>
          </table:table-cell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</text:p>
          </table:table-cell>
          <table:table-cell office:value-type="float" office:value="999979888" calcext:value-type="float">
            <text:p>999979888</text:p>
          </table:table-cell>
        </table:table-row>
        <table:table-row table:style-name="ro1">
          <table:table-cell office:value-type="string" calcext:value-type="string">
            <text:p>UNIVERSITY COLLEGE DUBLIN, NATIONAL UNIVERSITY OF IRELAND, DUBLIN</text:p>
          </table:table-cell>
          <table:table-cell office:value-type="float" office:value="56" calcext:value-type="float">
            <text:p>5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E</text:p>
          </table:table-cell>
          <table:table-cell office:value-type="float" office:value="999974359" calcext:value-type="float">
            <text:p>999974359</text:p>
          </table:table-cell>
        </table:table-row>
        <table:table-row table:style-name="ro1">
          <table:table-cell table:style-name="ce3" office:value-type="string" calcext:value-type="string">
            <text:p>POLITECNICO DI TORINO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office:value-type="float" office:value="999977754" calcext:value-type="float">
            <text:p>999977754</text:p>
          </table:table-cell>
        </table:table-row>
        <table:table-row table:style-name="ro1">
          <table:table-cell office:value-type="string" calcext:value-type="string">
            <text:p>THE PROVOST, FELLOWS, FOUNDATION SCHOLARS &amp; THE OTHER MEMBERS OF BOARD OF THE COLLEGE OF THE HOLY &amp; UNDIVIDED TRINITY OF QUEEN ELIZABETH NEAR DUBLIN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</text:p>
          </table:table-cell>
          <table:table-cell office:value-type="float" office:value="999845446" calcext:value-type="float">
            <text:p>999845446</text:p>
          </table:table-cell>
        </table:table-row>
        <table:table-row table:style-name="ro1">
          <table:table-cell office:value-type="string" calcext:value-type="string">
            <text:p>RIJKSUNIVERSITEIT GRONINGEN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L</text:p>
          </table:table-cell>
          <table:table-cell office:value-type="float" office:value="999989782" calcext:value-type="float">
            <text:p>999989782</text:p>
          </table:table-cell>
        </table:table-row>
        <table:table-row table:style-name="ro1">
          <table:table-cell office:value-type="string" calcext:value-type="string">
            <text:p>AALTO-KORKEAKOULUSAATIO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</text:p>
          </table:table-cell>
          <table:table-cell office:value-type="float" office:value="991256096" calcext:value-type="float">
            <text:p>991256096</text:p>
          </table:table-cell>
        </table:table-row>
        <table:table-row table:style-name="ro1">
          <table:table-cell table:style-name="ce3" office:value-type="string" calcext:value-type="string">
            <text:p>UNIVERSITAET ZUERICH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</text:p>
          </table:table-cell>
          <table:table-cell office:value-type="float" office:value="999976396" calcext:value-type="float">
            <text:p>999976396</text:p>
          </table:table-cell>
        </table:table-row>
        <table:table-row table:style-name="ro1">
          <table:table-cell office:value-type="string" calcext:value-type="string">
            <text:p>UNIVERSITE CATHOLIQUE DE LOUVAIN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 office:value-type="float" office:value="999980664" calcext:value-type="float">
            <text:p>999980664</text:p>
          </table:table-cell>
        </table:table-row>
        <table:table-row table:style-name="ro1">
          <table:table-cell office:value-type="string" calcext:value-type="string">
            <text:p>FUNDACIO INSTITUT DE CIENCIES FOTONIQUES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</text:p>
          </table:table-cell>
          <table:table-cell office:value-type="float" office:value="999619436" calcext:value-type="float">
            <text:p>999619436</text:p>
          </table:table-cell>
        </table:table-row>
        <table:table-row table:style-name="ro1">
          <table:table-cell office:value-type="string" calcext:value-type="string">
            <text:p>LINKOPINGS UNIVERSITET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</text:p>
          </table:table-cell>
          <table:table-cell office:value-type="float" office:value="999852236" calcext:value-type="float">
            <text:p>999852236</text:p>
          </table:table-cell>
        </table:table-row>
        <table:table-row table:style-name="ro1">
          <table:table-cell office:value-type="string" calcext:value-type="string">
            <text:p>UNIVERSITAET BREMEN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999987454" calcext:value-type="float">
            <text:p>999987454</text:p>
          </table:table-cell>
        </table:table-row>
        <table:table-row table:style-name="ro1">
          <table:table-cell office:value-type="string" calcext:value-type="string">
            <text:p>FONDAZIONE ISTITUTO ITALIANO DI TECNOLOGIA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999596447" calcext:value-type="float">
            <text:p>999596447</text:p>
          </table:table-cell>
        </table:table-row>
        <table:table-row table:style-name="ro1">
          <table:table-cell office:value-type="string" calcext:value-type="string">
            <text:p>FRIEDRICH-ALEXANDER-UNIVERSITAET ERLANGEN NUERNBERG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999995408" calcext:value-type="float">
            <text:p>999995408</text:p>
          </table:table-cell>
        </table:table-row>
        <table:table-row table:style-name="ro1">
          <table:table-cell office:value-type="string" calcext:value-type="string">
            <text:p>UNIVERSITAT AUTONOMA DE BARCELONA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</text:p>
          </table:table-cell>
          <table:table-cell office:value-type="float" office:value="999986484" calcext:value-type="float">
            <text:p>999986484</text:p>
          </table:table-cell>
        </table:table-row>
        <table:table-row table:style-name="ro1">
          <table:table-cell office:value-type="string" calcext:value-type="string">
            <text:p>UNIVERSITE DE GENEVE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</text:p>
          </table:table-cell>
          <table:table-cell office:value-type="float" office:value="999974650" calcext:value-type="float">
            <text:p>999974650</text:p>
          </table:table-cell>
        </table:table-row>
        <table:table-row table:style-name="ro1">
          <table:table-cell office:value-type="string" calcext:value-type="string">
            <text:p>UNIVERSIDADE DO MINHO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float" office:value="999995505" calcext:value-type="float">
            <text:p>999995505</text:p>
          </table:table-cell>
        </table:table-row>
        <table:table-row table:style-name="ro1">
          <table:table-cell office:value-type="string" calcext:value-type="string">
            <text:p>ALBERT-LUDWIGS-UNIVERSITAET FREIBURG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999841760" calcext:value-type="float">
            <text:p>999841760</text:p>
          </table:table-cell>
        </table:table-row>
        <table:table-row table:style-name="ro1">
          <table:table-cell office:value-type="string" calcext:value-type="string">
            <text:p>FONDAZIONE BRUNO KESSLER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999625450" calcext:value-type="float">
            <text:p>999625450</text:p>
          </table:table-cell>
        </table:table-row>
        <table:table-row table:style-name="ro1">
          <table:table-cell office:value-type="string" calcext:value-type="string">
            <text:p>UNIVERSITAET HAMBURG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999905101" calcext:value-type="float">
            <text:p>999905101</text:p>
          </table:table-cell>
        </table:table-row>
        <table:table-row table:style-name="ro1">
          <table:table-cell office:value-type="string" calcext:value-type="string">
            <text:p>LANCASTER UNIVERSITY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</text:p>
          </table:table-cell>
          <table:table-cell office:value-type="float" office:value="999840984" calcext:value-type="float">
            <text:p>999840984</text:p>
          </table:table-cell>
        </table:table-row>
        <table:table-row table:style-name="ro1">
          <table:table-cell office:value-type="string" calcext:value-type="string">
            <text:p>UNIVERSITAT BASEL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</text:p>
          </table:table-cell>
          <table:table-cell office:value-type="float" office:value="999907914" calcext:value-type="float">
            <text:p>999907914</text:p>
          </table:table-cell>
        </table:table-row>
        <table:table-row table:style-name="ro1">
          <table:table-cell office:value-type="string" calcext:value-type="string">
            <text:p>STMICROELECTRONICS SRL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office:value-type="float" office:value="999977657" calcext:value-type="float">
            <text:p>999977657</text:p>
          </table:table-cell>
        </table:table-row>
        <table:table-row table:style-name="ro1">
          <table:table-cell office:value-type="string" calcext:value-type="string">
            <text:p>CHRISTIAN-ALBRECHTS-UNIVERSITAET <text:s/>ZU KIEL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999839529" calcext:value-type="float">
            <text:p>999839529</text:p>
          </table:table-cell>
        </table:table-row>
        <table:table-row table:style-name="ro1">
          <table:table-cell office:value-type="string" calcext:value-type="string">
            <text:p>UNIVERSITE DE STRASBOURG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996569950" calcext:value-type="float">
            <text:p>996569950</text:p>
          </table:table-cell>
        </table:table-row>
        <table:table-row table:style-name="ro1">
          <table:table-cell office:value-type="string" calcext:value-type="string">
            <text:p>ALCATEL-LUCENT DEUTSCHLAND AG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999912376" calcext:value-type="float">
            <text:p>999912376</text:p>
          </table:table-cell>
        </table:table-row>
        <table:table-row table:style-name="ro1">
          <table:table-cell office:value-type="string" calcext:value-type="string">
            <text:p>UNIVERSIDAD DE CASTILLA - LA MANCHA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</text:p>
          </table:table-cell>
          <table:table-cell office:value-type="float" office:value="999840208" calcext:value-type="float">
            <text:p>999840208</text:p>
          </table:table-cell>
        </table:table-row>
        <table:table-row table:style-name="ro1">
          <table:table-cell office:value-type="string" calcext:value-type="string">
            <text:p>UNIVERSITE DES SCIENCES ET TECHNOLOGIES DE LILLE - LILLE I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999899378" calcext:value-type="float">
            <text:p>999899378</text:p>
          </table:table-cell>
        </table:table-row>
        <table:table-row table:style-name="ro1">
          <table:table-cell office:value-type="string" calcext:value-type="string">
            <text:p>PANEPISTIMIO IOANNINON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</text:p>
          </table:table-cell>
          <table:table-cell office:value-type="float" office:value="999852818" calcext:value-type="float">
            <text:p>999852818</text:p>
          </table:table-cell>
        </table:table-row>
        <table:table-row table:style-name="ro1">
          <table:table-cell office:value-type="string" calcext:value-type="string">
            <text:p>Sabanci University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float" office:value="999856892" calcext:value-type="float">
            <text:p>999856892</text:p>
          </table:table-cell>
        </table:table-row>
        <table:table-row table:style-name="ro1">
          <table:table-cell office:value-type="string" calcext:value-type="string">
            <text:p>FUNDACIO INSTITUT CATALA DE NANOCIENCIA I NANOTECNOLOGIA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999606923" calcext:value-type="float">
            <text:p>999606923</text:p>
          </table:table-cell>
        </table:table-row>
        <table:table-row table:style-name="ro1">
          <table:table-cell office:value-type="string" calcext:value-type="string">
            <text:p>NPL MANAGEMENT LIMITED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K</text:p>
          </table:table-cell>
          <table:table-cell office:value-type="float" office:value="999920330" calcext:value-type="float">
            <text:p>999920330</text:p>
          </table:table-cell>
        </table:table-row>
        <table:table-row table:style-name="ro1">
          <table:table-cell office:value-type="string" calcext:value-type="string">
            <text:p>UMEA UNIVERSITET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</text:p>
          </table:table-cell>
          <table:table-cell office:value-type="float" office:value="999881821" calcext:value-type="float">
            <text:p>999881821</text:p>
          </table:table-cell>
        </table:table-row>
        <table:table-row table:style-name="ro1">
          <table:table-cell office:value-type="string" calcext:value-type="string">
            <text:p>THALES SA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999751938" calcext:value-type="float">
            <text:p>999751938</text:p>
          </table:table-cell>
        </table:table-row>
        <table:table-row table:style-name="ro1">
          <table:table-cell office:value-type="string" calcext:value-type="string">
            <text:p>Asociacion - Centro de Investigacion Cooperativa en Nanociencias - CIC NANOGUNE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999473160" calcext:value-type="float">
            <text:p>999473160</text:p>
          </table:table-cell>
        </table:table-row>
        <table:table-row table:style-name="ro1">
          <table:table-cell office:value-type="string" calcext:value-type="string">
            <text:p>AVANZARE INNOVACION TECNOLOGICA SL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997826294" calcext:value-type="float">
            <text:p>997826294</text:p>
          </table:table-cell>
        </table:table-row>
        <table:table-row table:style-name="ro1">
          <table:table-cell office:value-type="string" calcext:value-type="string">
            <text:p>GESELLSCHAFT FUR ANGEWANDTE MIKRO UND OPTOELEKTRONIK MIT BESCHRANKTERHAFTUNG AMO GMBH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999796558" calcext:value-type="float">
            <text:p>999796558</text:p>
          </table:table-cell>
        </table:table-row>
        <table:table-row table:style-name="ro1">
          <table:table-cell office:value-type="string" calcext:value-type="string">
            <text:p>Graphenea S.A.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971995582" calcext:value-type="float">
            <text:p>971995582</text:p>
          </table:table-cell>
        </table:table-row>
        <table:table-row table:style-name="ro1">
          <table:table-cell office:value-type="string" calcext:value-type="string">
            <text:p>TECHNISCHE UNIVERSITAET CHEMNITZ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999877844" calcext:value-type="float">
            <text:p>999877844</text:p>
          </table:table-cell>
        </table:table-row>
        <table:table-row table:style-name="ro1">
          <table:table-cell office:value-type="string" calcext:value-type="string">
            <text:p>UNIVERSITA DEGLI STUDI DI TRIESTE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999842051" calcext:value-type="float">
            <text:p>999842051</text:p>
          </table:table-cell>
        </table:table-row>
        <table:table-row table:style-name="ro1">
          <table:table-cell office:value-type="string" calcext:value-type="string">
            <text:p>UNIVERSITAET REGENSBURG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999868629" calcext:value-type="float">
            <text:p>999868629</text:p>
          </table:table-cell>
        </table:table-row>
        <table:table-row table:style-name="ro1">
          <table:table-cell office:value-type="string" calcext:value-type="string">
            <text:p>CENTRO DE INVESTIGACION COOPERATIVADE ENERGIAS ALTERNATIVAS FUNDACION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962434389" calcext:value-type="float">
            <text:p>962434389</text:p>
          </table:table-cell>
        </table:table-row>
        <table:table-row table:style-name="ro1">
          <table:table-cell office:value-type="string" calcext:value-type="string">
            <text:p>GRUPO ANTOLIN-INGENIERIA SA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998785721" calcext:value-type="float">
            <text:p>998785721</text:p>
          </table:table-cell>
        </table:table-row>
        <table:table-row table:style-name="ro1">
          <table:table-cell office:value-type="string" calcext:value-type="string">
            <text:p>TECHNISCHE UNIVERSITAET HAMBURG-HARBURG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999838753" calcext:value-type="float">
            <text:p>999838753</text:p>
          </table:table-cell>
        </table:table-row>
        <table:table-row table:style-name="ro1">
          <table:table-cell office:value-type="string" calcext:value-type="string">
            <text:p>TECHNOLOGICAL EDUCATIONAL INSTITUTE OF CRETE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</text:p>
          </table:table-cell>
          <table:table-cell office:value-type="float" office:value="999440180" calcext:value-type="float">
            <text:p>999440180</text:p>
          </table:table-cell>
        </table:table-row>
        <table:table-row table:style-name="ro1">
          <table:table-cell office:value-type="string" calcext:value-type="string">
            <text:p>REPSOL SA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999768913" calcext:value-type="float">
            <text:p>999768913</text:p>
          </table:table-cell>
        </table:table-row>
        <table:table-row table:style-name="ro1">
          <table:table-cell office:value-type="string" calcext:value-type="string">
            <text:p>VARTA MICRO INNOVATION GMBH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</text:p>
          </table:table-cell>
          <table:table-cell office:value-type="float" office:value="969322456" calcext:value-type="float">
            <text:p>969322456</text:p>
          </table:table-cell>
        </table:table-row>
        <table:table-row table:style-name="ro1">
          <table:table-cell office:value-type="string" calcext:value-type="string">
            <text:p>AIRBUS OPERATIONS SL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999944095" calcext:value-type="float">
            <text:p>999944095</text:p>
          </table:table-cell>
        </table:table-row>
        <table:table-row table:style-name="ro1">
          <table:table-cell office:value-type="string" calcext:value-type="string">
            <text:p>AIXTRON LIMITED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</text:p>
          </table:table-cell>
          <table:table-cell office:value-type="float" office:value="953168173" calcext:value-type="float">
            <text:p>953168173</text:p>
          </table:table-cell>
        </table:table-row>
        <table:table-row table:style-name="ro1">
          <table:table-cell office:value-type="string" calcext:value-type="string">
            <text:p>INSTYTUT TECHNOLOGII MATERIALOW ELEKTRONICZNYCH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999509729" calcext:value-type="float">
            <text:p>999509729</text:p>
          </table:table-cell>
        </table:table-row>
        <table:table-row table:style-name="ro1">
          <table:table-cell office:value-type="string" calcext:value-type="string">
            <text:p>NOKIA OYJ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999912085" calcext:value-type="float">
            <text:p>999912085</text:p>
          </table:table-cell>
        </table:table-row>
        <table:table-row table:style-name="ro1">
          <table:table-cell office:value-type="string" calcext:value-type="string">
            <text:p>NOKIA R&amp;D (UK) LIMITED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</text:p>
          </table:table-cell>
          <table:table-cell office:value-type="float" office:value="949155865" calcext:value-type="float">
            <text:p>949155865</text:p>
          </table:table-cell>
        </table:table-row>
        <table:table-row table:style-name="ro1">
          <table:table-cell office:value-type="string" calcext:value-type="string">
            <text:p>OXFORD INSTRUMENTS NANOTECHNOLOGY TOOLS LIMITED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</text:p>
          </table:table-cell>
          <table:table-cell office:value-type="float" office:value="959334463" calcext:value-type="float">
            <text:p>959334463</text:p>
          </table:table-cell>
        </table:table-row>
        <table:table-row table:style-name="ro1">
          <table:table-cell office:value-type="string" calcext:value-type="string">
            <text:p>STIFTELSEN CHALMERS INDUSTRITEKNIK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</text:p>
          </table:table-cell>
          <table:table-cell office:value-type="float" office:value="998006908" calcext:value-type="float">
            <text:p>998006908</text:p>
          </table:table-cell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2020deathstar.A1:h2020deathstar.F7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15:33:09.13616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4T12:15:18.319951000</dc:date>
    <dc:creator>Alberto Cottica</dc:creator>
    <meta:editing-duration>P6DT7H34M34S</meta:editing-duration>
    <meta:editing-cycles>2</meta:editing-cycles>
    <meta:generator>LibreOffice/4.4.3.2$MacOSX_X86_64 LibreOffice_project/88805f81e9fe61362df02b9941de8e38a9b5fd16</meta:generator>
    <meta:document-statistic meta:table-count="2" meta:cell-count="474" meta:object-count="0"/>
  </office:meta>
</office:document-meta>
</file>